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8" style:family="paragraph">
      <loext:graphic-properties draw:fill="solid" draw:fill-color="#2a6099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9" draw:text-style-name="P9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10" draw:text-style-name="P10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 9" draw:style-name="gr4" draw:text-style-name="P5" svg:width="0.1358in" svg:height="0.1358in" svg:x="3.4283in" svg:y="0.4209in"><text:p/><draw:enhanced-geometry svg:viewBox="0 0 21600 21600" draw:type="rectangle" draw:enhanced-path="M 0 0 L 21600 0 21600 21600 0 21600 0 0 Z N"/></draw:custom-shape><draw:custom-shape text:anchor-type="paragraph" draw:z-index="20" draw:name="Shape 14" draw:style-name="gr1" draw:text-style-name="P3" svg:width="0.1335in" svg:height="0.1335in" svg:x="0.4134in" svg:y="0.420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2" draw:name="Shape 6" draw:style-name="gr7" draw:text-style-name="P7" svg:width="0.1335in" svg:height="0.1335in" svg:x="0.373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15" draw:text-style-name="P11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7" draw:name="Shape 11" draw:style-name="gr2" draw:text-style-name="P4" svg:width="0.1335in" svg:height="0.1335in" svg:x="0.4484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6" draw:name="Shape 10" draw:style-name="gr3" draw:text-style-name="P5" svg:width="0.137in" svg:height="0.137in" svg:x="0.3756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6" draw:text-style-name="P13" svg:width="0.1335in" svg:height="0.1335in" svg:x="0.393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" draw:style-name="gr8" draw:text-style-name="P8" svg:width="0.1335in" svg:height="0.1335in" svg:x="0.4307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2" draw:text-style-name="P11" svg:width="0.1343in" svg:height="0.1343in" svg:x="0.3783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2" draw:style-name="gr1" draw:text-style-name="P3" svg:width="0.1335in" svg:height="0.1335in" svg:x="0.394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4" draw:text-style-name="P12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7" draw:style-name="gr6" draw:text-style-name="P6" svg:width="0.1335in" svg:height="0.1335in" svg:x="0.45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3" draw:text-style-name="P9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7" draw:text-style-name="P7" svg:width="0.1335in" svg:height="0.1335in" svg:x="0.400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11" draw:text-style-name="P11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9" draw:name="Shape 13" draw:style-name="gr1" draw:text-style-name="P3" svg:width="0.1335in" svg:height="0.1335in" svg:x="0.3811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0" draw:text-style-name="P10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8" draw:style-name="gr5" draw:text-style-name="P5" svg:width="0.1335in" svg:height="0.1335in" svg:x="0.408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9" draw:text-style-name="P9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20:01:07.658121505</dc:date>
    <meta:editing-duration>PT1H40M31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